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0.557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number-columns-repeated="12" table:default-cell-style-name="Default"/>
        <table:table-column table:style-name="co5" table:number-columns-repeated="1008" table:default-cell-style-name="Default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sh</text:p>
          </table:table-cell>
          <table:table-cell table:style-name="ce1" office:value-type="string">
            <text:p>bc</text:p>
          </table:table-cell>
          <table:table-cell table:style-name="ce1" office:value-type="string">
            <text:p>awk</text:p>
          </table:table-cell>
          <table:table-cell table:style-name="ce1" office:value-type="string">
            <text:p>ex</text:p>
          </table:table-cell>
          <table:table-cell table:style-name="ce1" office:value-type="string">
            <text:p>ed</text:p>
          </table:table-cell>
          <table:table-cell table:style-name="ce3" office:value-type="string">
            <text:p>sed</text:p>
          </table:table-cell>
          <table:table-cell table:style-name="ce1" office:value-type="string">
            <text:p>vi</text:p>
          </table:table-cell>
          <table:table-cell table:style-name="ce1" office:value-type="string">
            <text:p>m4</text:p>
          </table:table-cell>
          <table:table-cell table:style-name="ce1" office:value-type="string">
            <text:p>make</text:p>
          </table:table-cell>
          <table:table-cell table:style-name="ce1" office:value-type="string">
            <text:p>per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ruby</text:p>
          </table:table-cell>
          <table:table-cell table:style-name="ce1" table:number-columns-repeated="1008"/>
        </table:table-row>
        <table:table-row table:style-name="ro3">
          <table:table-cell table:style-name="Default" office:value-type="string">
            <text:p>Puppy</text:p>
          </table:table-cell>
          <table:table-cell office:value-type="string">
            <text:p>Linux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3"/>
          <table:table-cell table:number-columns-repeated="2"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Tiny Core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  <table:table-cell table:number-columns-repeated="5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FreeBSD</text:p>
          </table:table-cell>
          <table:table-cell office:value-type="string">
            <text:p>BSD</text:p>
          </table:table-cell>
          <table:table-cell table:number-columns-repeated="10"/>
          <table:table-cell table:number-columns-repeated="3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Arch Linux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DD-WRT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  <table:table-cell table:number-columns-repeated="5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Debian</text:p>
          </table:table-cell>
          <table:table-cell office:value-type="string">
            <text:p>Linux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OpenIndiana</text:p>
          </table:table-cell>
          <table:table-cell office:value-type="string">
            <text:p>Solaris</text:p>
          </table:table-cell>
          <table:table-cell office:value-type="string">
            <text:p>OpenSolaris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CentOS</text:p>
          </table:table-cell>
          <table:table-cell office:value-type="string">
            <text:p>Linux</text:p>
          </table:table-cell>
          <table:table-cell office:value-type="string">
            <text:p>Red Hat</text:p>
          </table:table-cell>
          <table:table-cell table:number-columns-repeated="11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Gentoo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openSUSE</text:p>
          </table:table-cell>
          <table:table-cell office:value-type="string">
            <text:p>Linux</text:p>
          </table:table-cell>
          <table:table-cell table:number-columns-repeated="8"/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Fedora</text:p>
          </table:table-cell>
          <table:table-cell office:value-type="string">
            <text:p>Linux</text:p>
          </table:table-cell>
          <table:table-cell table:number-columns-repeated="10"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Ubuntu</text:p>
          </table:table-cell>
          <table:table-cell office:value-type="string">
            <text:p>Linux</text:p>
          </table:table-cell>
          <table:table-cell office:value-type="string">
            <text:p>Debian</text:p>
          </table:table-cell>
          <table:table-cell/>
          <table:table-cell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OS X</text:p>
          </table:table-cell>
          <table:table-cell office:value-type="string">
            <text:p>BSD</text:p>
          </table:table-cell>
          <table:table-cell office:value-type="string">
            <text:p>FreeBSD</text:p>
          </table:table-cell>
          <table:table-cell table:number-columns-repeated="1020"/>
        </table:table-row>
        <table:table-row table:style-name="ro3">
          <table:table-cell office:value-type="string">
            <text:p>MSYS</text:p>
          </table:table-cell>
          <table:table-cell office:value-type="string">
            <text:p>Windows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3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MinGW</text:p>
          </table:table-cell>
          <table:table-cell office:value-type="string">
            <text:p>Windows</text:p>
          </table:table-cell>
          <table:table-cell/>
          <table:table-cell table:number-columns-repeated="8" office:value-type="string">
            <text:p>no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Cygwin</text:p>
          </table:table-cell>
          <table:table-cell office:value-type="string">
            <text:p>Windows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table:number-columns-repeated="6" office:value-type="string">
            <text:p>no</text:p>
          </table:table-cell>
          <table:table-cell table:number-columns-repeated="1008"/>
        </table:table-row>
        <table:table-row table:style-name="ro3">
          <table:table-cell office:value-type="string">
            <text:p>NetBSD</text:p>
          </table:table-cell>
          <table:table-cell office:value-type="string">
            <text:p>BSD</text:p>
          </table:table-cell>
          <table:table-cell table:number-columns-repeated="10"/>
          <table:table-cell table:number-columns-repeated="3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Android</text:p>
          </table:table-cell>
          <table:table-cell office:value-type="string">
            <text:p>Linux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table:number-columns-repeated="5" office:value-type="string">
            <text:p>no</text:p>
          </table:table-cell>
          <table:table-cell table:number-columns-repeated="1008"/>
        </table:table-row>
        <table:table-row table:style-name="ro3">
          <table:table-cell table:style-name="Default"/>
          <table:table-cell table:number-columns-repeated="1022"/>
        </table:table-row>
        <table:table-row table:style-name="ro3">
          <table:table-cell office:value-type="string">
            <text:p>OpenBSD</text:p>
          </table:table-cell>
          <table:table-cell office:value-type="string">
            <text:p>BSD</text:p>
          </table:table-cell>
          <table:table-cell table:number-columns-repeated="1021"/>
        </table:table-row>
        <table:table-row table:style-name="ro3">
          <table:table-cell table:style-name="Default" office:value-type="string">
            <text:p>Grml</text:p>
          </table:table-cell>
          <table:table-cell office:value-type="string">
            <text:p>Linux</text:p>
          </table:table-cell>
          <table:table-cell office:value-type="string">
            <text:p>Debian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4/07/2011</text:date>, <text:time>20:0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1T06:36:53</meta:creation-date>
    <meta:editing-duration>PT19H30M25S</meta:editing-duration>
    <meta:editing-cycles>8</meta:editing-cycles>
    <meta:generator>LibreOffice/3.3$Linux LibreOffice_project/330m19$Build-202</meta:generator>
    <dc:date>2011-04-07T20:07:26</dc:date>
    <meta:document-statistic meta:table-count="3" meta:cell-count="146" meta:object-count="0"/>
    <meta:user-defined meta:name="Info 1"/>
    <meta:user-defined meta:name="Info 2"/>
    <meta:user-defined meta:name="Info 3"/>
    <meta:user-defined meta:name="Info 4"/>
  </office:meta>
</office:document-meta>
</file>